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easur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tem length</text:p>
          </table:table-cell>
          <table:table-cell office:value-type="string" calcext:value-type="string">
            <text:p>Stem count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2.5" calcext:value-type="float">
            <text:p>12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3.5" calcext:value-type="float">
            <text:p>13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3.5" calcext:value-type="float">
            <text:p>23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9.5" calcext:value-type="float">
            <text:p>9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2.5" calcext:value-type="float">
            <text:p>12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8" calcext:value-type="float">
            <text:p>68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1" calcext:value-type="float">
            <text:p>71</text:p>
          </table:table-cell>
          <table:table-cell office:value-type="float" office:value="5.5" calcext:value-type="float">
            <text:p>5.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3" calcext:value-type="float">
            <text:p>73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4" calcext:value-type="float">
            <text:p>74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4" calcext:value-type="float">
            <text:p>84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6" calcext:value-type="float">
            <text:p>96</text:p>
          </table:table-cell>
          <table:table-cell office:value-type="float" office:value="19.5" calcext:value-type="float">
            <text:p>19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3.5" calcext:value-type="float">
            <text:p>13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4" calcext:value-type="float">
            <text:p>74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5" calcext:value-type="float">
            <text:p>75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1" calcext:value-type="float">
            <text:p>81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2" calcext:value-type="float">
            <text:p>82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3" calcext:value-type="float">
            <text:p>83</text:p>
          </table:table-cell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4" calcext:value-type="float">
            <text:p>84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6" calcext:value-type="float">
            <text:p>86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7" calcext:value-type="float">
            <text:p>87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89" calcext:value-type="float">
            <text:p>89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0" calcext:value-type="float">
            <text:p>90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1" calcext:value-type="float">
            <text:p>91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2" calcext:value-type="float">
            <text:p>92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5" calcext:value-type="float">
            <text:p>95</text:p>
          </table:table-cell>
          <table:table-cell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02" calcext:value-type="float">
            <text:p>102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M1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" calcext:value-type="float">
            <text:p>13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" calcext:value-type="float">
            <text:p>16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0" calcext:value-type="float">
            <text:p>20</text:p>
          </table:table-cell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2" calcext:value-type="float">
            <text:p>22</text:p>
          </table:table-cell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4" calcext:value-type="float">
            <text:p>24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6" calcext:value-type="float">
            <text:p>26</text:p>
          </table:table-cell>
          <table:table-cell office:value-type="float" office:value="22.5" calcext:value-type="float">
            <text:p>2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4" calcext:value-type="float">
            <text:p>34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6" calcext:value-type="float">
            <text:p>36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7" calcext:value-type="float">
            <text:p>37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8" calcext:value-type="float">
            <text:p>38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39" calcext:value-type="float">
            <text:p>39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0" calcext:value-type="float">
            <text:p>40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1" calcext:value-type="float">
            <text:p>41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2" calcext:value-type="float">
            <text:p>42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3" calcext:value-type="float">
            <text:p>43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5" calcext:value-type="float">
            <text:p>45</text:p>
          </table:table-cell>
          <table:table-cell office:value-type="float" office:value="16.5" calcext:value-type="float">
            <text:p>16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6" calcext:value-type="float">
            <text:p>4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7" calcext:value-type="float">
            <text:p>47</text:p>
          </table:table-cell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8" calcext:value-type="float">
            <text:p>48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49" calcext:value-type="float">
            <text:p>49</text:p>
          </table:table-cell>
          <table:table-cell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0" calcext:value-type="float">
            <text:p>50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1" calcext:value-type="float">
            <text:p>51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3" calcext:value-type="float">
            <text:p>53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4" calcext:value-type="float">
            <text:p>54</text:p>
          </table:table-cell>
          <table:table-cell office:value-type="float" office:value="15.5" calcext:value-type="float">
            <text:p>1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6" calcext:value-type="float">
            <text:p>56</text:p>
          </table:table-cell>
          <table:table-cell office:value-type="float" office:value="10.5" calcext:value-type="float">
            <text:p>10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7" calcext:value-type="float">
            <text:p>57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8" calcext:value-type="float">
            <text:p>58</text:p>
          </table:table-cell>
          <table:table-cell office:value-type="float" office:value="9.5" calcext:value-type="float">
            <text:p>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59" calcext:value-type="float">
            <text:p>59</text:p>
          </table:table-cell>
          <table:table-cell office:value-type="float" office:value="13.5" calcext:value-type="float">
            <text:p>13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2" calcext:value-type="float">
            <text:p>62</text:p>
          </table:table-cell>
          <table:table-cell office:value-type="float" office:value="17.5" calcext:value-type="float">
            <text:p>17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3" calcext:value-type="float">
            <text:p>63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4" calcext:value-type="float">
            <text:p>64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6" calcext:value-type="float">
            <text:p>66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8" calcext:value-type="float">
            <text:p>68</text:p>
          </table:table-cell>
          <table:table-cell office:value-type="float" office:value="20.5" calcext:value-type="float">
            <text:p>2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0" calcext:value-type="float">
            <text:p>70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2" calcext:value-type="float">
            <text:p>72</text:p>
          </table:table-cell>
          <table:table-cell office:value-type="float" office:value="16.5" calcext:value-type="float">
            <text:p>16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4" calcext:value-type="float">
            <text:p>74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7" calcext:value-type="float">
            <text:p>77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79" calcext:value-type="float">
            <text:p>79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1" calcext:value-type="float">
            <text:p>81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2" calcext:value-type="float">
            <text:p>82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4" calcext:value-type="float">
            <text:p>84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6" calcext:value-type="float">
            <text:p>86</text:p>
          </table:table-cell>
          <table:table-cell office:value-type="float" office:value="5.5" calcext:value-type="float">
            <text:p>5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7" calcext:value-type="float">
            <text:p>8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8" calcext:value-type="float">
            <text:p>88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1" calcext:value-type="float">
            <text:p>9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2" calcext:value-type="float">
            <text:p>92</text:p>
          </table:table-cell>
          <table:table-cell office:value-type="float" office:value="10.5" calcext:value-type="float">
            <text:p>1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3" calcext:value-type="float">
            <text:p>93</text:p>
          </table:table-cell>
          <table:table-cell office:value-type="float" office:value="15.5" calcext:value-type="float">
            <text:p>15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6" calcext:value-type="float">
            <text:p>96</text:p>
          </table:table-cell>
          <table:table-cell office:value-type="float" office:value="11.5" calcext:value-type="float">
            <text:p>11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7" calcext:value-type="float">
            <text:p>9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99" calcext:value-type="float">
            <text:p>99</text:p>
          </table:table-cell>
          <table:table-cell office:value-type="float" office:value="19.5" calcext:value-type="float">
            <text:p>19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1" calcext:value-type="float">
            <text:p>101</text:p>
          </table:table-cell>
          <table:table-cell office:value-type="float" office:value="16.5" calcext:value-type="float">
            <text:p>16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4" calcext:value-type="float">
            <text:p>104</text:p>
          </table:table-cell>
          <table:table-cell office:value-type="float" office:value="11.5" calcext:value-type="float">
            <text:p>11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0" calcext:value-type="float">
            <text:p>110</text:p>
          </table:table-cell>
          <table:table-cell office:value-type="float" office:value="14.5" calcext:value-type="float">
            <text:p>14.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2" calcext:value-type="float">
            <text:p>112</text:p>
          </table:table-cell>
          <table:table-cell office:value-type="float" office:value="13.5" calcext:value-type="float">
            <text:p>1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6" calcext:value-type="float">
            <text:p>116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8" calcext:value-type="float">
            <text:p>11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19" calcext:value-type="float">
            <text:p>119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6" calcext:value-type="float">
            <text:p>12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3" calcext:value-type="float">
            <text:p>133</text:p>
          </table:table-cell>
          <table:table-cell office:value-type="float" office:value="13.5" calcext:value-type="float">
            <text:p>13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39" calcext:value-type="float">
            <text:p>139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7" calcext:value-type="float">
            <text:p>14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2" calcext:value-type="float">
            <text:p>152</text:p>
          </table:table-cell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3" calcext:value-type="float">
            <text:p>153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5" calcext:value-type="float">
            <text:p>155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7" calcext:value-type="float">
            <text:p>157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0" calcext:value-type="float">
            <text:p>160</text:p>
          </table:table-cell>
          <table:table-cell office:value-type="float" office:value="7.5" calcext:value-type="float">
            <text:p>7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1" calcext:value-type="float">
            <text:p>161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2" calcext:value-type="float">
            <text:p>16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3" calcext:value-type="float">
            <text:p>16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6" calcext:value-type="float">
            <text:p>166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7" calcext:value-type="float">
            <text:p>167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2" calcext:value-type="float">
            <text:p>17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3" calcext:value-type="float">
            <text:p>17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8" calcext:value-type="float">
            <text:p>178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79" calcext:value-type="float">
            <text:p>179</text:p>
          </table:table-cell>
          <table:table-cell office:value-type="float" office:value="9.5" calcext:value-type="float">
            <text:p>9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0" calcext:value-type="float">
            <text:p>180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1" calcext:value-type="float">
            <text:p>18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2" calcext:value-type="float">
            <text:p>18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3" calcext:value-type="float">
            <text:p>183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4" calcext:value-type="float">
            <text:p>184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6" calcext:value-type="float">
            <text:p>186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0" calcext:value-type="float">
            <text:p>190</text:p>
          </table:table-cell>
          <table:table-cell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1" calcext:value-type="float">
            <text:p>191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2" calcext:value-type="float">
            <text:p>192</text:p>
          </table:table-cell>
          <table:table-cell office:value-type="float" office:value="18.5" calcext:value-type="float">
            <text:p>18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5" calcext:value-type="float">
            <text:p>19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6" calcext:value-type="float">
            <text:p>196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199" calcext:value-type="float">
            <text:p>199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trice </text:p>
          </table:table-cell>
          <table:table-cell office:value-type="string" calcext:value-type="string">
            <text:p>20/05/18</text:p>
          </table:table-cell>
          <table:table-cell office:value-type="string" calcext:value-type="string">
            <text:p>E8</text:p>
          </table:table-cell>
          <table:table-cell office:value-type="float" office:value="200" calcext:value-type="float">
            <text:p>200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00-00-00</text:date>, <text:time style:data-style-name="N2" text:time-value="11:38:58.3267623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7:01:48.945237213</meta:creation-date>
    <dc:date>2018-05-23T15:31:54.241683346</dc:date>
    <meta:editing-duration>PT9H35M10S</meta:editing-duration>
    <meta:editing-cycles>7</meta:editing-cycles>
    <meta:generator>LibreOffice/5.1.6.2$Linux_X86_64 LibreOffice_project/10m0$Build-2</meta:generator>
    <meta:document-statistic meta:table-count="1" meta:cell-count="2822" meta:object-count="0"/>
  </office:meta>
</office:document-meta>
</file>